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5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3.02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30.96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20.11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.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7.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7" office:value-type="string" calcext:value-type="string">
            <text:p>資料月份：107 年4 月</text:p>
          </table:table-cell>
          <table:table-cell table:style-name="ce10"/>
          <table:table-cell/>
          <table:table-cell table:style-name="ce10" table:number-columns-repeated="4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0" office:value-type="string" calcext:value-type="string">
            <text:p>當月轉銷</text:p>
          </table:table-cell>
          <table:table-cell table:style-name="ce2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9" office:value-type="string" calcext:value-type="string">
            <text:p>提足率</text:p>
          </table:table-cell>
          <table:table-cell table:style-name="ce21" office:value-type="string" calcext:value-type="string">
            <text:p>呆帳金額</text:p>
          </table:table-cell>
          <table:table-cell table:style-name="ce19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9" office:value-type="string" calcext:value-type="string">
            <text:p>(%)</text:p>
          </table:table-cell>
          <table:table-cell table:style-name="ce21" office:value-type="string" calcext:value-type="string">
            <text:p>　</text:p>
          </table:table-cell>
          <table:table-cell table:style-name="ce19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42948" calcext:value-type="float">
            <text:p>242,948</text:p>
          </table:table-cell>
          <table:table-cell table:style-name="ce14" office:value-type="float" office:value="119391" calcext:value-type="float">
            <text:p>119,391</text:p>
          </table:table-cell>
          <table:table-cell table:style-name="ce14" office:value-type="float" office:value="2783" calcext:value-type="float">
            <text:p>2,783</text:p>
          </table:table-cell>
          <table:table-cell table:style-name="ce14" office:value-type="float" office:value="2913" calcext:value-type="float">
            <text:p>2,913</text:p>
          </table:table-cell>
          <table:table-cell table:style-name="ce14" office:value-type="float" office:value="222290" calcext:value-type="float">
            <text:p>222,290</text:p>
          </table:table-cell>
          <table:table-cell table:style-name="ce14" office:value-type="float" office:value="20901" calcext:value-type="float">
            <text:p>20,901</text:p>
          </table:table-cell>
          <table:table-cell table:style-name="ce14" office:value-type="float" office:value="578882" calcext:value-type="float">
            <text:p>578,882</text:p>
          </table:table-cell>
          <table:table-cell table:style-name="ce14" office:value-type="float" office:value="732" calcext:value-type="float">
            <text:p>732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0.11" calcext:value-type="float">
            <text:p>0.11</text:p>
          </table:table-cell>
          <table:table-cell table:style-name="ce18" office:value-type="float" office:value="556.21" calcext:value-type="float">
            <text:p>556.21</text:p>
          </table:table-cell>
          <table:table-cell table:style-name="ce14" office:value-type="float" office:value="1869" calcext:value-type="float">
            <text:p>1,869</text:p>
          </table:table-cell>
          <table:table-cell table:style-name="ce14" office:value-type="float" office:value="4317" calcext:value-type="float">
            <text:p>4,3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274151" calcext:value-type="float">
            <text:p>274,151</text:p>
          </table:table-cell>
          <table:table-cell table:style-name="ce14" office:value-type="float" office:value="140250" calcext:value-type="float">
            <text:p>140,250</text:p>
          </table:table-cell>
          <table:table-cell table:style-name="ce14" office:value-type="float" office:value="4120" calcext:value-type="float">
            <text:p>4,120</text:p>
          </table:table-cell>
          <table:table-cell table:style-name="ce14" office:value-type="float" office:value="1262" calcext:value-type="float">
            <text:p>1,262</text:p>
          </table:table-cell>
          <table:table-cell table:style-name="ce14" office:value-type="float" office:value="353965" calcext:value-type="float">
            <text:p>353,965</text:p>
          </table:table-cell>
          <table:table-cell table:style-name="ce14" office:value-type="float" office:value="60262" calcext:value-type="float">
            <text:p>60,262</text:p>
          </table:table-cell>
          <table:table-cell table:style-name="ce14" office:value-type="float" office:value="787231" calcext:value-type="float">
            <text:p>787,231</text:p>
          </table:table-cell>
          <table:table-cell table:style-name="ce14" office:value-type="float" office:value="656" calcext:value-type="float">
            <text:p>656</text:p>
          </table:table-cell>
          <table:table-cell table:style-name="ce18" office:value-type="float" office:value="0.23" calcext:value-type="float">
            <text:p>0.23</text:p>
          </table:table-cell>
          <table:table-cell table:style-name="ce18" office:value-type="float" office:value="0.2" calcext:value-type="float">
            <text:p>0.20</text:p>
          </table:table-cell>
          <table:table-cell table:style-name="ce18" office:value-type="float" office:value="1309.19" calcext:value-type="float">
            <text:p>1,309.19</text:p>
          </table:table-cell>
          <table:table-cell table:style-name="ce14" office:value-type="float" office:value="3698" calcext:value-type="float">
            <text:p>3,698</text:p>
          </table:table-cell>
          <table:table-cell table:style-name="ce14" office:value-type="float" office:value="11017" calcext:value-type="float">
            <text:p>11,0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80549" calcext:value-type="float">
            <text:p>480,549</text:p>
          </table:table-cell>
          <table:table-cell table:style-name="ce14" office:value-type="float" office:value="297348" calcext:value-type="float">
            <text:p>297,348</text:p>
          </table:table-cell>
          <table:table-cell table:style-name="ce14" office:value-type="float" office:value="4965" calcext:value-type="float">
            <text:p>4,965</text:p>
          </table:table-cell>
          <table:table-cell table:style-name="ce14" office:value-type="float" office:value="2846" calcext:value-type="float">
            <text:p>2,846</text:p>
          </table:table-cell>
          <table:table-cell table:style-name="ce14" office:value-type="float" office:value="698655" calcext:value-type="float">
            <text:p>698,655</text:p>
          </table:table-cell>
          <table:table-cell table:style-name="ce14" office:value-type="float" office:value="254661" calcext:value-type="float">
            <text:p>254,661</text:p>
          </table:table-cell>
          <table:table-cell table:style-name="ce14" office:value-type="float" office:value="2575970" calcext:value-type="float">
            <text:p>2,575,970</text:p>
          </table:table-cell>
          <table:table-cell table:style-name="ce14" office:value-type="float" office:value="1876" calcext:value-type="float">
            <text:p>1,876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287.17" calcext:value-type="float">
            <text:p>287.17</text:p>
          </table:table-cell>
          <table:table-cell table:style-name="ce14" office:value-type="float" office:value="5990" calcext:value-type="float">
            <text:p>5,990</text:p>
          </table:table-cell>
          <table:table-cell table:style-name="ce14" office:value-type="float" office:value="18888" calcext:value-type="float">
            <text:p>18,8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015239" calcext:value-type="float">
            <text:p>1,015,239</text:p>
          </table:table-cell>
          <table:table-cell table:style-name="ce14" office:value-type="float" office:value="654770" calcext:value-type="float">
            <text:p>654,770</text:p>
          </table:table-cell>
          <table:table-cell table:style-name="ce14" office:value-type="float" office:value="10230" calcext:value-type="float">
            <text:p>10,230</text:p>
          </table:table-cell>
          <table:table-cell table:style-name="ce14" office:value-type="float" office:value="8695" calcext:value-type="float">
            <text:p>8,695</text:p>
          </table:table-cell>
          <table:table-cell table:style-name="ce14" office:value-type="float" office:value="1413366" calcext:value-type="float">
            <text:p>1,413,366</text:p>
          </table:table-cell>
          <table:table-cell table:style-name="ce14" office:value-type="float" office:value="1178717" calcext:value-type="float">
            <text:p>1,178,717</text:p>
          </table:table-cell>
          <table:table-cell table:style-name="ce14" office:value-type="float" office:value="3764385" calcext:value-type="float">
            <text:p>3,764,385</text:p>
          </table:table-cell>
          <table:table-cell table:style-name="ce14" office:value-type="float" office:value="13047" calcext:value-type="float">
            <text:p>13,047</text:p>
          </table:table-cell>
          <table:table-cell table:style-name="ce18" office:value-type="float" office:value="0.16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22.56" calcext:value-type="float">
            <text:p>1,622.56</text:p>
          </table:table-cell>
          <table:table-cell table:style-name="ce14" office:value-type="float" office:value="5959" calcext:value-type="float">
            <text:p>5,959</text:p>
          </table:table-cell>
          <table:table-cell table:style-name="ce14" office:value-type="float" office:value="24436" calcext:value-type="float">
            <text:p>24,43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46763" calcext:value-type="float">
            <text:p>1,046,763</text:p>
          </table:table-cell>
          <table:table-cell table:style-name="ce14" office:value-type="float" office:value="790805" calcext:value-type="float">
            <text:p>790,805</text:p>
          </table:table-cell>
          <table:table-cell table:style-name="ce14" office:value-type="float" office:value="12600" calcext:value-type="float">
            <text:p>12,600</text:p>
          </table:table-cell>
          <table:table-cell table:style-name="ce14" office:value-type="float" office:value="11616" calcext:value-type="float">
            <text:p>11,616</text:p>
          </table:table-cell>
          <table:table-cell table:style-name="ce14" office:value-type="float" office:value="1007518" calcext:value-type="float">
            <text:p>1,007,518</text:p>
          </table:table-cell>
          <table:table-cell table:style-name="ce14" office:value-type="float" office:value="2794329" calcext:value-type="float">
            <text:p>2,794,329</text:p>
          </table:table-cell>
          <table:table-cell table:style-name="ce14" office:value-type="float" office:value="3766098" calcext:value-type="float">
            <text:p>3,766,098</text:p>
          </table:table-cell>
          <table:table-cell table:style-name="ce14" office:value-type="float" office:value="1296" calcext:value-type="float">
            <text:p>1,296</text:p>
          </table:table-cell>
          <table:table-cell table:style-name="ce18" office:value-type="float" office:value="0.11" calcext:value-type="float">
            <text:p>0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05.33" calcext:value-type="float">
            <text:p>605.3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746" calcext:value-type="float">
            <text:p>16,7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28079" calcext:value-type="float">
            <text:p>428,079</text:p>
          </table:table-cell>
          <table:table-cell table:style-name="ce14" office:value-type="float" office:value="196533" calcext:value-type="float">
            <text:p>196,533</text:p>
          </table:table-cell>
          <table:table-cell table:style-name="ce14" office:value-type="float" office:value="4862" calcext:value-type="float">
            <text:p>4,862</text:p>
          </table:table-cell>
          <table:table-cell table:style-name="ce14" office:value-type="float" office:value="2313" calcext:value-type="float">
            <text:p>2,313</text:p>
          </table:table-cell>
          <table:table-cell table:style-name="ce14" office:value-type="float" office:value="361085" calcext:value-type="float">
            <text:p>361,085</text:p>
          </table:table-cell>
          <table:table-cell table:style-name="ce14" office:value-type="float" office:value="179064" calcext:value-type="float">
            <text:p>179,064</text:p>
          </table:table-cell>
          <table:table-cell table:style-name="ce14" office:value-type="float" office:value="1182604" calcext:value-type="float">
            <text:p>1,182,604</text:p>
          </table:table-cell>
          <table:table-cell table:style-name="ce14" office:value-type="float" office:value="574" calcext:value-type="float">
            <text:p>574</text:p>
          </table:table-cell>
          <table:table-cell table:style-name="ce18" office:value-type="float" office:value="0.39" calcext:value-type="float">
            <text:p>0.39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514.18" calcext:value-type="float">
            <text:p>514.18</text:p>
          </table:table-cell>
          <table:table-cell table:style-name="ce14" office:value-type="float" office:value="1335" calcext:value-type="float">
            <text:p>1,335</text:p>
          </table:table-cell>
          <table:table-cell table:style-name="ce14" office:value-type="float" office:value="7416" calcext:value-type="float">
            <text:p>7,4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58365" calcext:value-type="float">
            <text:p>358,365</text:p>
          </table:table-cell>
          <table:table-cell table:style-name="ce14" office:value-type="float" office:value="179964" calcext:value-type="float">
            <text:p>179,964</text:p>
          </table:table-cell>
          <table:table-cell table:style-name="ce14" office:value-type="float" office:value="3334" calcext:value-type="float">
            <text:p>3,334</text:p>
          </table:table-cell>
          <table:table-cell table:style-name="ce14" office:value-type="float" office:value="2006" calcext:value-type="float">
            <text:p>2,006</text:p>
          </table:table-cell>
          <table:table-cell table:style-name="ce14" office:value-type="float" office:value="665558" calcext:value-type="float">
            <text:p>665,558</text:p>
          </table:table-cell>
          <table:table-cell table:style-name="ce14" office:value-type="float" office:value="244298" calcext:value-type="float">
            <text:p>244,298</text:p>
          </table:table-cell>
          <table:table-cell table:style-name="ce14" office:value-type="float" office:value="887640" calcext:value-type="float">
            <text:p>887,640</text:p>
          </table:table-cell>
          <table:table-cell table:style-name="ce14" office:value-type="float" office:value="6577" calcext:value-type="float">
            <text:p>6,577</text:p>
          </table:table-cell>
          <table:table-cell table:style-name="ce18" office:value-type="float" office:value="0.56" calcext:value-type="float">
            <text:p>0.56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1187.26" calcext:value-type="float">
            <text:p>1,187.26</text:p>
          </table:table-cell>
          <table:table-cell table:style-name="ce14" office:value-type="float" office:value="5259" calcext:value-type="float">
            <text:p>5,259</text:p>
          </table:table-cell>
          <table:table-cell table:style-name="ce14" office:value-type="float" office:value="9815" calcext:value-type="float">
            <text:p>9,8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407403" calcext:value-type="float">
            <text:p>2,407,403</text:p>
          </table:table-cell>
          <table:table-cell table:style-name="ce14" office:value-type="float" office:value="1745342" calcext:value-type="float">
            <text:p>1,745,342</text:p>
          </table:table-cell>
          <table:table-cell table:style-name="ce14" office:value-type="float" office:value="21157" calcext:value-type="float">
            <text:p>21,157</text:p>
          </table:table-cell>
          <table:table-cell table:style-name="ce14" office:value-type="float" office:value="12786" calcext:value-type="float">
            <text:p>12,786</text:p>
          </table:table-cell>
          <table:table-cell table:style-name="ce14" office:value-type="float" office:value="5240242" calcext:value-type="float">
            <text:p>5,240,242</text:p>
          </table:table-cell>
          <table:table-cell table:style-name="ce14" office:value-type="float" office:value="13094473" calcext:value-type="float">
            <text:p>13,094,473</text:p>
          </table:table-cell>
          <table:table-cell table:style-name="ce14" office:value-type="float" office:value="17438732" calcext:value-type="float">
            <text:p>17,438,732</text:p>
          </table:table-cell>
          <table:table-cell table:style-name="ce14" office:value-type="float" office:value="48433" calcext:value-type="float">
            <text:p>48,433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56.57" calcext:value-type="float">
            <text:p>1,256.57</text:p>
          </table:table-cell>
          <table:table-cell table:style-name="ce14" office:value-type="float" office:value="21584" calcext:value-type="float">
            <text:p>21,584</text:p>
          </table:table-cell>
          <table:table-cell table:style-name="ce14" office:value-type="float" office:value="83615" calcext:value-type="float">
            <text:p>83,6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177729" calcext:value-type="float">
            <text:p>6,177,729</text:p>
          </table:table-cell>
          <table:table-cell table:style-name="ce14" office:value-type="float" office:value="4454160" calcext:value-type="float">
            <text:p>4,454,160</text:p>
          </table:table-cell>
          <table:table-cell table:style-name="ce14" office:value-type="float" office:value="64304" calcext:value-type="float">
            <text:p>64,304</text:p>
          </table:table-cell>
          <table:table-cell table:style-name="ce14" office:value-type="float" office:value="32227" calcext:value-type="float">
            <text:p>32,227</text:p>
          </table:table-cell>
          <table:table-cell table:style-name="ce14" office:value-type="float" office:value="16716892" calcext:value-type="float">
            <text:p>16,716,892</text:p>
          </table:table-cell>
          <table:table-cell table:style-name="ce14" office:value-type="float" office:value="10992506" calcext:value-type="float">
            <text:p>10,992,506</text:p>
          </table:table-cell>
          <table:table-cell table:style-name="ce14" office:value-type="float" office:value="33455072" calcext:value-type="float">
            <text:p>33,455,072</text:p>
          </table:table-cell>
          <table:table-cell table:style-name="ce14" office:value-type="float" office:value="202536" calcext:value-type="float">
            <text:p>202,536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25" calcext:value-type="float">
            <text:p>2,425.00</text:p>
          </table:table-cell>
          <table:table-cell table:style-name="ce14" office:value-type="float" office:value="37981" calcext:value-type="float">
            <text:p>37,981</text:p>
          </table:table-cell>
          <table:table-cell table:style-name="ce14" office:value-type="float" office:value="140010" calcext:value-type="float">
            <text:p>140,0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0860" calcext:value-type="float">
            <text:p>10,860</text:p>
          </table:table-cell>
          <table:table-cell table:style-name="ce14" office:value-type="float" office:value="4344" calcext:value-type="float">
            <text:p>4,34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8739" calcext:value-type="float">
            <text:p>8,73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4112" calcext:value-type="float">
            <text:p>124,112</text:p>
          </table:table-cell>
          <table:table-cell table:style-name="ce14" office:value-type="float" office:value="27" calcext:value-type="float">
            <text:p>27</text:p>
          </table:table-cell>
          <table:table-cell table:style-name="ce18" office:value-type="float" office:value="0.42" calcext:value-type="float">
            <text:p>0.42</text:p>
          </table:table-cell>
          <table:table-cell table:style-name="ce18" office:value-type="float" office:value="0.37" calcext:value-type="float">
            <text:p>0.37</text:p>
          </table:table-cell>
          <table:table-cell table:style-name="ce18" office:value-type="float" office:value="308.71" calcext:value-type="float">
            <text:p>308.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71804" calcext:value-type="float">
            <text:p>671,804</text:p>
          </table:table-cell>
          <table:table-cell table:style-name="ce14" office:value-type="float" office:value="450197" calcext:value-type="float">
            <text:p>450,197</text:p>
          </table:table-cell>
          <table:table-cell table:style-name="ce14" office:value-type="float" office:value="8062" calcext:value-type="float">
            <text:p>8,062</text:p>
          </table:table-cell>
          <table:table-cell table:style-name="ce14" office:value-type="float" office:value="5125" calcext:value-type="float">
            <text:p>5,125</text:p>
          </table:table-cell>
          <table:table-cell table:style-name="ce14" office:value-type="float" office:value="1107545" calcext:value-type="float">
            <text:p>1,107,545</text:p>
          </table:table-cell>
          <table:table-cell table:style-name="ce14" office:value-type="float" office:value="1025439" calcext:value-type="float">
            <text:p>1,025,439</text:p>
          </table:table-cell>
          <table:table-cell table:style-name="ce14" office:value-type="float" office:value="2783198" calcext:value-type="float">
            <text:p>2,783,198</text:p>
          </table:table-cell>
          <table:table-cell table:style-name="ce14" office:value-type="float" office:value="5008" calcext:value-type="float">
            <text:p>5,008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07" calcext:value-type="float">
            <text:p>0.07</text:p>
          </table:table-cell>
          <table:table-cell table:style-name="ce18" office:value-type="float" office:value="827.97" calcext:value-type="float">
            <text:p>827.97</text:p>
          </table:table-cell>
          <table:table-cell table:style-name="ce14" office:value-type="float" office:value="1649" calcext:value-type="float">
            <text:p>1,649</text:p>
          </table:table-cell>
          <table:table-cell table:style-name="ce14" office:value-type="float" office:value="11943" calcext:value-type="float">
            <text:p>11,9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7184" calcext:value-type="float">
            <text:p>2,897,184</text:p>
          </table:table-cell>
          <table:table-cell table:style-name="ce14" office:value-type="float" office:value="2456917" calcext:value-type="float">
            <text:p>2,456,917</text:p>
          </table:table-cell>
          <table:table-cell table:style-name="ce14" office:value-type="float" office:value="17158" calcext:value-type="float">
            <text:p>17,158</text:p>
          </table:table-cell>
          <table:table-cell table:style-name="ce14" office:value-type="float" office:value="18130" calcext:value-type="float">
            <text:p>18,130</text:p>
          </table:table-cell>
          <table:table-cell table:style-name="ce14" office:value-type="float" office:value="15385043" calcext:value-type="float">
            <text:p>15,385,043</text:p>
          </table:table-cell>
          <table:table-cell table:style-name="ce14" office:value-type="float" office:value="9529746" calcext:value-type="float">
            <text:p>9,529,746</text:p>
          </table:table-cell>
          <table:table-cell table:style-name="ce14" office:value-type="float" office:value="18991100" calcext:value-type="float">
            <text:p>18,991,100</text:p>
          </table:table-cell>
          <table:table-cell table:style-name="ce14" office:value-type="float" office:value="166541" calcext:value-type="float">
            <text:p>166,541</text:p>
          </table:table-cell>
          <table:table-cell table:style-name="ce18" office:value-type="float" office:value="0.51" calcext:value-type="float">
            <text:p>0.51</text:p>
          </table:table-cell>
          <table:table-cell table:style-name="ce18" office:value-type="float" office:value="0.09" calcext:value-type="float">
            <text:p>0.09</text:p>
          </table:table-cell>
          <table:table-cell table:style-name="ce18" office:value-type="float" office:value="490.44" calcext:value-type="float">
            <text:p>490.44</text:p>
          </table:table-cell>
          <table:table-cell table:style-name="ce14" office:value-type="float" office:value="52142" calcext:value-type="float">
            <text:p>52,142</text:p>
          </table:table-cell>
          <table:table-cell table:style-name="ce14" office:value-type="float" office:value="259427" calcext:value-type="float">
            <text:p>259,42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2466" calcext:value-type="float">
            <text:p>322,466</text:p>
          </table:table-cell>
          <table:table-cell table:style-name="ce14" office:value-type="float" office:value="123737" calcext:value-type="float">
            <text:p>123,737</text:p>
          </table:table-cell>
          <table:table-cell table:style-name="ce14" office:value-type="float" office:value="668" calcext:value-type="float">
            <text:p>668</text:p>
          </table:table-cell>
          <table:table-cell table:style-name="ce14" office:value-type="float" office:value="1527" calcext:value-type="float">
            <text:p>1,527</text:p>
          </table:table-cell>
          <table:table-cell table:style-name="ce14" office:value-type="float" office:value="425277" calcext:value-type="float">
            <text:p>425,277</text:p>
          </table:table-cell>
          <table:table-cell table:style-name="ce14" office:value-type="float" office:value="59168" calcext:value-type="float">
            <text:p>59,168</text:p>
          </table:table-cell>
          <table:table-cell table:style-name="ce14" office:value-type="float" office:value="863666" calcext:value-type="float">
            <text:p>863,666</text:p>
          </table:table-cell>
          <table:table-cell table:style-name="ce14" office:value-type="float" office:value="2269" calcext:value-type="float">
            <text:p>2,269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22.92" calcext:value-type="float">
            <text:p>322.92</text:p>
          </table:table-cell>
          <table:table-cell table:style-name="ce14" office:value-type="float" office:value="2853" calcext:value-type="float">
            <text:p>2,853</text:p>
          </table:table-cell>
          <table:table-cell table:style-name="ce14" office:value-type="float" office:value="11253" calcext:value-type="float">
            <text:p>11,2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37592" calcext:value-type="float">
            <text:p>337,592</text:p>
          </table:table-cell>
          <table:table-cell table:style-name="ce14" office:value-type="float" office:value="223063" calcext:value-type="float">
            <text:p>223,063</text:p>
          </table:table-cell>
          <table:table-cell table:style-name="ce14" office:value-type="float" office:value="6615" calcext:value-type="float">
            <text:p>6,615</text:p>
          </table:table-cell>
          <table:table-cell table:style-name="ce14" office:value-type="float" office:value="4177" calcext:value-type="float">
            <text:p>4,177</text:p>
          </table:table-cell>
          <table:table-cell table:style-name="ce14" office:value-type="float" office:value="1587014" calcext:value-type="float">
            <text:p>1,587,014</text:p>
          </table:table-cell>
          <table:table-cell table:style-name="ce14" office:value-type="float" office:value="361086" calcext:value-type="float">
            <text:p>361,086</text:p>
          </table:table-cell>
          <table:table-cell table:style-name="ce14" office:value-type="float" office:value="1745630" calcext:value-type="float">
            <text:p>1,745,630</text:p>
          </table:table-cell>
          <table:table-cell table:style-name="ce14" office:value-type="float" office:value="8888" calcext:value-type="float">
            <text:p>8,888</text:p>
          </table:table-cell>
          <table:table-cell table:style-name="ce18" office:value-type="float" office:value="0.37" calcext:value-type="float">
            <text:p>0.3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28.7" calcext:value-type="float">
            <text:p>928.70</text:p>
          </table:table-cell>
          <table:table-cell table:style-name="ce14" office:value-type="float" office:value="8589" calcext:value-type="float">
            <text:p>8,589</text:p>
          </table:table-cell>
          <table:table-cell table:style-name="ce14" office:value-type="float" office:value="34149" calcext:value-type="float">
            <text:p>34,1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21833" calcext:value-type="float">
            <text:p>121,833</text:p>
          </table:table-cell>
          <table:table-cell table:style-name="ce14" office:value-type="float" office:value="83699" calcext:value-type="float">
            <text:p>83,699</text:p>
          </table:table-cell>
          <table:table-cell table:style-name="ce14" office:value-type="float" office:value="846" calcext:value-type="float">
            <text:p>846</text:p>
          </table:table-cell>
          <table:table-cell table:style-name="ce14" office:value-type="float" office:value="738" calcext:value-type="float">
            <text:p>738</text:p>
          </table:table-cell>
          <table:table-cell table:style-name="ce14" office:value-type="float" office:value="266631" calcext:value-type="float">
            <text:p>266,631</text:p>
          </table:table-cell>
          <table:table-cell table:style-name="ce14" office:value-type="float" office:value="44526" calcext:value-type="float">
            <text:p>44,526</text:p>
          </table:table-cell>
          <table:table-cell table:style-name="ce14" office:value-type="float" office:value="503359" calcext:value-type="float">
            <text:p>503,359</text:p>
          </table:table-cell>
          <table:table-cell table:style-name="ce14" office:value-type="float" office:value="358" calcext:value-type="float">
            <text:p>358</text:p>
          </table:table-cell>
          <table:table-cell table:style-name="ce18" office:value-type="float" office:value="1.17" calcext:value-type="float">
            <text:p>1.17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568.17" calcext:value-type="float">
            <text:p>568.1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061" calcext:value-type="float">
            <text:p>9,06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594500" calcext:value-type="float">
            <text:p>594,500</text:p>
          </table:table-cell>
          <table:table-cell table:style-name="ce14" office:value-type="float" office:value="418865" calcext:value-type="float">
            <text:p>418,865</text:p>
          </table:table-cell>
          <table:table-cell table:style-name="ce14" office:value-type="float" office:value="7552" calcext:value-type="float">
            <text:p>7,552</text:p>
          </table:table-cell>
          <table:table-cell table:style-name="ce14" office:value-type="float" office:value="6465" calcext:value-type="float">
            <text:p>6,465</text:p>
          </table:table-cell>
          <table:table-cell table:style-name="ce14" office:value-type="float" office:value="2324541" calcext:value-type="float">
            <text:p>2,324,541</text:p>
          </table:table-cell>
          <table:table-cell table:style-name="ce14" office:value-type="float" office:value="1625206" calcext:value-type="float">
            <text:p>1,625,206</text:p>
          </table:table-cell>
          <table:table-cell table:style-name="ce14" office:value-type="float" office:value="4821682" calcext:value-type="float">
            <text:p>4,821,682</text:p>
          </table:table-cell>
          <table:table-cell table:style-name="ce14" office:value-type="float" office:value="34243" calcext:value-type="float">
            <text:p>34,243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24.71" calcext:value-type="float">
            <text:p>2,724.71</text:p>
          </table:table-cell>
          <table:table-cell table:style-name="ce14" office:value-type="float" office:value="8381" calcext:value-type="float">
            <text:p>8,381</text:p>
          </table:table-cell>
          <table:table-cell table:style-name="ce14" office:value-type="float" office:value="32876" calcext:value-type="float">
            <text:p>32,87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42" calcext:value-type="float">
            <text:p>10,242</text:p>
          </table:table-cell>
          <table:table-cell table:style-name="ce14" office:value-type="float" office:value="5786" calcext:value-type="float">
            <text:p>5,78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5060" calcext:value-type="float">
            <text:p>15,060</text:p>
          </table:table-cell>
          <table:table-cell table:style-name="ce14" office:value-type="float" office:value="2569" calcext:value-type="float">
            <text:p>2,569</text:p>
          </table:table-cell>
          <table:table-cell table:style-name="ce14" office:value-type="float" office:value="46320" calcext:value-type="float">
            <text:p>46,32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.8" calcext:value-type="float">
            <text:p>1.80</text:p>
          </table:table-cell>
          <table:table-cell table:style-name="ce18" office:value-type="float" office:value="0.97" calcext:value-type="float">
            <text:p>0.97</text:p>
          </table:table-cell>
          <table:table-cell table:style-name="ce18" office:value-type="float" office:value="264.94" calcext:value-type="float">
            <text:p>264.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57674" calcext:value-type="float">
            <text:p>857,674</text:p>
          </table:table-cell>
          <table:table-cell table:style-name="ce14" office:value-type="float" office:value="478641" calcext:value-type="float">
            <text:p>478,641</text:p>
          </table:table-cell>
          <table:table-cell table:style-name="ce14" office:value-type="float" office:value="10467" calcext:value-type="float">
            <text:p>10,467</text:p>
          </table:table-cell>
          <table:table-cell table:style-name="ce14" office:value-type="float" office:value="24279" calcext:value-type="float">
            <text:p>24,279</text:p>
          </table:table-cell>
          <table:table-cell table:style-name="ce14" office:value-type="float" office:value="1860702" calcext:value-type="float">
            <text:p>1,860,702</text:p>
          </table:table-cell>
          <table:table-cell table:style-name="ce14" office:value-type="float" office:value="1280351" calcext:value-type="float">
            <text:p>1,280,351</text:p>
          </table:table-cell>
          <table:table-cell table:style-name="ce14" office:value-type="float" office:value="3588978" calcext:value-type="float">
            <text:p>3,588,978</text:p>
          </table:table-cell>
          <table:table-cell table:style-name="ce14" office:value-type="float" office:value="8854" calcext:value-type="float">
            <text:p>8,854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06" calcext:value-type="float">
            <text:p>0.06</text:p>
          </table:table-cell>
          <table:table-cell table:style-name="ce18" office:value-type="float" office:value="243.2" calcext:value-type="float">
            <text:p>243.20</text:p>
          </table:table-cell>
          <table:table-cell table:style-name="ce14" office:value-type="float" office:value="5846" calcext:value-type="float">
            <text:p>5,846</text:p>
          </table:table-cell>
          <table:table-cell table:style-name="ce14" office:value-type="float" office:value="24138" calcext:value-type="float">
            <text:p>24,1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97277" calcext:value-type="float">
            <text:p>97,277</text:p>
          </table:table-cell>
          <table:table-cell table:style-name="ce14" office:value-type="float" office:value="51289" calcext:value-type="float">
            <text:p>51,289</text:p>
          </table:table-cell>
          <table:table-cell table:style-name="ce14" office:value-type="float" office:value="1719" calcext:value-type="float">
            <text:p>1,719</text:p>
          </table:table-cell>
          <table:table-cell table:style-name="ce14" office:value-type="float" office:value="975" calcext:value-type="float">
            <text:p>975</text:p>
          </table:table-cell>
          <table:table-cell table:style-name="ce14" office:value-type="float" office:value="220510" calcext:value-type="float">
            <text:p>220,510</text:p>
          </table:table-cell>
          <table:table-cell table:style-name="ce14" office:value-type="float" office:value="57827" calcext:value-type="float">
            <text:p>57,827</text:p>
          </table:table-cell>
          <table:table-cell table:style-name="ce14" office:value-type="float" office:value="292609" calcext:value-type="float">
            <text:p>292,609</text:p>
          </table:table-cell>
          <table:table-cell table:style-name="ce14" office:value-type="float" office:value="321" calcext:value-type="float">
            <text:p>321</text:p>
          </table:table-cell>
          <table:table-cell table:style-name="ce18" office:value-type="float" office:value="0.52" calcext:value-type="float">
            <text:p>0.52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553.5" calcext:value-type="float">
            <text:p>553.5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4" calcext:value-type="float">
            <text:p>3,6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400" calcext:value-type="float">
            <text:p>15,400</text:p>
          </table:table-cell>
          <table:table-cell table:style-name="ce14" office:value-type="float" office:value="10496" calcext:value-type="float">
            <text:p>10,4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6679" calcext:value-type="float">
            <text:p>26,679</text:p>
          </table:table-cell>
          <table:table-cell table:style-name="ce14" office:value-type="float" office:value="14934" calcext:value-type="float">
            <text:p>14,934</text:p>
          </table:table-cell>
          <table:table-cell table:style-name="ce14" office:value-type="float" office:value="118102" calcext:value-type="float">
            <text:p>118,102</text:p>
          </table:table-cell>
          <table:table-cell table:style-name="ce14" office:value-type="float" office:value="41" calcext:value-type="float">
            <text:p>41</text:p>
          </table:table-cell>
          <table:table-cell table:style-name="ce18" office:value-type="float" office:value="0.49" calcext:value-type="float">
            <text:p>0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264.55" calcext:value-type="float">
            <text:p>6,264.55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631" calcext:value-type="float">
            <text:p>6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66993" calcext:value-type="float">
            <text:p>2,066,993</text:p>
          </table:table-cell>
          <table:table-cell table:style-name="ce14" office:value-type="float" office:value="1157367" calcext:value-type="float">
            <text:p>1,157,367</text:p>
          </table:table-cell>
          <table:table-cell table:style-name="ce14" office:value-type="float" office:value="19448" calcext:value-type="float">
            <text:p>19,448</text:p>
          </table:table-cell>
          <table:table-cell table:style-name="ce14" office:value-type="float" office:value="13922" calcext:value-type="float">
            <text:p>13,922</text:p>
          </table:table-cell>
          <table:table-cell table:style-name="ce14" office:value-type="float" office:value="5443934" calcext:value-type="float">
            <text:p>5,443,934</text:p>
          </table:table-cell>
          <table:table-cell table:style-name="ce14" office:value-type="float" office:value="2733608" calcext:value-type="float">
            <text:p>2,733,608</text:p>
          </table:table-cell>
          <table:table-cell table:style-name="ce14" office:value-type="float" office:value="6946289" calcext:value-type="float">
            <text:p>6,946,289</text:p>
          </table:table-cell>
          <table:table-cell table:style-name="ce14" office:value-type="float" office:value="61158" calcext:value-type="float">
            <text:p>61,158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9.36" calcext:value-type="float">
            <text:p>169.36</text:p>
          </table:table-cell>
          <table:table-cell table:style-name="ce14" office:value-type="float" office:value="17401" calcext:value-type="float">
            <text:p>17,401</text:p>
          </table:table-cell>
          <table:table-cell table:style-name="ce14" office:value-type="float" office:value="67472" calcext:value-type="float">
            <text:p>67,4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00271" calcext:value-type="float">
            <text:p>1,500,271</text:p>
          </table:table-cell>
          <table:table-cell table:style-name="ce14" office:value-type="float" office:value="996053" calcext:value-type="float">
            <text:p>996,053</text:p>
          </table:table-cell>
          <table:table-cell table:style-name="ce14" office:value-type="float" office:value="10972" calcext:value-type="float">
            <text:p>10,972</text:p>
          </table:table-cell>
          <table:table-cell table:style-name="ce14" office:value-type="float" office:value="5689" calcext:value-type="float">
            <text:p>5,689</text:p>
          </table:table-cell>
          <table:table-cell table:style-name="ce14" office:value-type="float" office:value="4369398" calcext:value-type="float">
            <text:p>4,369,398</text:p>
          </table:table-cell>
          <table:table-cell table:style-name="ce14" office:value-type="float" office:value="5857010" calcext:value-type="float">
            <text:p>5,857,010</text:p>
          </table:table-cell>
          <table:table-cell table:style-name="ce14" office:value-type="float" office:value="3914950" calcext:value-type="float">
            <text:p>3,914,950</text:p>
          </table:table-cell>
          <table:table-cell table:style-name="ce14" office:value-type="float" office:value="163826" calcext:value-type="float">
            <text:p>163,826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100.63" calcext:value-type="float">
            <text:p>100.63</text:p>
          </table:table-cell>
          <table:table-cell table:style-name="ce14" office:value-type="float" office:value="17860" calcext:value-type="float">
            <text:p>17,860</text:p>
          </table:table-cell>
          <table:table-cell table:style-name="ce14" office:value-type="float" office:value="67572" calcext:value-type="float">
            <text:p>67,5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230038" calcext:value-type="float">
            <text:p>1,230,038</text:p>
          </table:table-cell>
          <table:table-cell table:style-name="ce14" office:value-type="float" office:value="756572" calcext:value-type="float">
            <text:p>756,572</text:p>
          </table:table-cell>
          <table:table-cell table:style-name="ce14" office:value-type="float" office:value="13009" calcext:value-type="float">
            <text:p>13,009</text:p>
          </table:table-cell>
          <table:table-cell table:style-name="ce14" office:value-type="float" office:value="10400" calcext:value-type="float">
            <text:p>10,400</text:p>
          </table:table-cell>
          <table:table-cell table:style-name="ce14" office:value-type="float" office:value="1573745" calcext:value-type="float">
            <text:p>1,573,745</text:p>
          </table:table-cell>
          <table:table-cell table:style-name="ce14" office:value-type="float" office:value="3343567" calcext:value-type="float">
            <text:p>3,343,567</text:p>
          </table:table-cell>
          <table:table-cell table:style-name="ce14" office:value-type="float" office:value="5916904" calcext:value-type="float">
            <text:p>5,916,904</text:p>
          </table:table-cell>
          <table:table-cell table:style-name="ce14" office:value-type="float" office:value="24989" calcext:value-type="float">
            <text:p>24,989</text:p>
          </table:table-cell>
          <table:table-cell table:style-name="ce18" office:value-type="float" office:value="0.13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09.35" calcext:value-type="float">
            <text:p>1,309.35</text:p>
          </table:table-cell>
          <table:table-cell table:style-name="ce14" office:value-type="float" office:value="19580" calcext:value-type="float">
            <text:p>19,580</text:p>
          </table:table-cell>
          <table:table-cell table:style-name="ce14" office:value-type="float" office:value="50345" calcext:value-type="float">
            <text:p>50,3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779583" calcext:value-type="float">
            <text:p>1,779,583</text:p>
          </table:table-cell>
          <table:table-cell table:style-name="ce14" office:value-type="float" office:value="1008856" calcext:value-type="float">
            <text:p>1,008,856</text:p>
          </table:table-cell>
          <table:table-cell table:style-name="ce14" office:value-type="float" office:value="9359" calcext:value-type="float">
            <text:p>9,359</text:p>
          </table:table-cell>
          <table:table-cell table:style-name="ce14" office:value-type="float" office:value="11729" calcext:value-type="float">
            <text:p>11,729</text:p>
          </table:table-cell>
          <table:table-cell table:style-name="ce14" office:value-type="float" office:value="4498163" calcext:value-type="float">
            <text:p>4,498,163</text:p>
          </table:table-cell>
          <table:table-cell table:style-name="ce14" office:value-type="float" office:value="3544798" calcext:value-type="float">
            <text:p>3,544,798</text:p>
          </table:table-cell>
          <table:table-cell table:style-name="ce14" office:value-type="float" office:value="6003091" calcext:value-type="float">
            <text:p>6,003,091</text:p>
          </table:table-cell>
          <table:table-cell table:style-name="ce14" office:value-type="float" office:value="91247" calcext:value-type="float">
            <text:p>91,247</text:p>
          </table:table-cell>
          <table:table-cell table:style-name="ce18" office:value-type="float" office:value="0.31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86.59" calcext:value-type="float">
            <text:p>686.59</text:p>
          </table:table-cell>
          <table:table-cell table:style-name="ce14" office:value-type="float" office:value="15723" calcext:value-type="float">
            <text:p>15,723</text:p>
          </table:table-cell>
          <table:table-cell table:style-name="ce14" office:value-type="float" office:value="43516" calcext:value-type="float">
            <text:p>43,5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635994" calcext:value-type="float">
            <text:p>4,635,994</text:p>
          </table:table-cell>
          <table:table-cell table:style-name="ce14" office:value-type="float" office:value="3239945" calcext:value-type="float">
            <text:p>3,239,945</text:p>
          </table:table-cell>
          <table:table-cell table:style-name="ce14" office:value-type="float" office:value="36745" calcext:value-type="float">
            <text:p>36,745</text:p>
          </table:table-cell>
          <table:table-cell table:style-name="ce14" office:value-type="float" office:value="21284" calcext:value-type="float">
            <text:p>21,284</text:p>
          </table:table-cell>
          <table:table-cell table:style-name="ce14" office:value-type="float" office:value="12059593" calcext:value-type="float">
            <text:p>12,059,593</text:p>
          </table:table-cell>
          <table:table-cell table:style-name="ce14" office:value-type="float" office:value="12929689" calcext:value-type="float">
            <text:p>12,929,689</text:p>
          </table:table-cell>
          <table:table-cell table:style-name="ce14" office:value-type="float" office:value="23279631" calcext:value-type="float">
            <text:p>23,279,631</text:p>
          </table:table-cell>
          <table:table-cell table:style-name="ce14" office:value-type="float" office:value="259982" calcext:value-type="float">
            <text:p>259,982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610.12" calcext:value-type="float">
            <text:p>610.12</text:p>
          </table:table-cell>
          <table:table-cell table:style-name="ce14" office:value-type="float" office:value="44084" calcext:value-type="float">
            <text:p>44,084</text:p>
          </table:table-cell>
          <table:table-cell table:style-name="ce14" office:value-type="float" office:value="174848" calcext:value-type="float">
            <text:p>174,84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27617" calcext:value-type="float">
            <text:p>427,617</text:p>
          </table:table-cell>
          <table:table-cell table:style-name="ce14" office:value-type="float" office:value="191866" calcext:value-type="float">
            <text:p>191,866</text:p>
          </table:table-cell>
          <table:table-cell table:style-name="ce14" office:value-type="float" office:value="4116" calcext:value-type="float">
            <text:p>4,116</text:p>
          </table:table-cell>
          <table:table-cell table:style-name="ce14" office:value-type="float" office:value="7406" calcext:value-type="float">
            <text:p>7,406</text:p>
          </table:table-cell>
          <table:table-cell table:style-name="ce14" office:value-type="float" office:value="1047693" calcext:value-type="float">
            <text:p>1,047,693</text:p>
          </table:table-cell>
          <table:table-cell table:style-name="ce14" office:value-type="float" office:value="457023" calcext:value-type="float">
            <text:p>457,023</text:p>
          </table:table-cell>
          <table:table-cell table:style-name="ce14" office:value-type="float" office:value="902569" calcext:value-type="float">
            <text:p>902,569</text:p>
          </table:table-cell>
          <table:table-cell table:style-name="ce14" office:value-type="float" office:value="6545" calcext:value-type="float">
            <text:p>6,545</text:p>
          </table:table-cell>
          <table:table-cell table:style-name="ce18" office:value-type="float" office:value="0.78" calcext:value-type="float">
            <text:p>0.78</text:p>
          </table:table-cell>
          <table:table-cell table:style-name="ce18" office:value-type="float" office:value="0.52" calcext:value-type="float">
            <text:p>0.52</text:p>
          </table:table-cell>
          <table:table-cell table:style-name="ce18" office:value-type="float" office:value="133.62" calcext:value-type="float">
            <text:p>133.62</text:p>
          </table:table-cell>
          <table:table-cell table:style-name="ce14" office:value-type="float" office:value="6683" calcext:value-type="float">
            <text:p>6,683</text:p>
          </table:table-cell>
          <table:table-cell table:style-name="ce14" office:value-type="float" office:value="22012" calcext:value-type="float">
            <text:p>22,01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40619" calcext:value-type="float">
            <text:p>540,619</text:p>
          </table:table-cell>
          <table:table-cell table:style-name="ce14" office:value-type="float" office:value="306228" calcext:value-type="float">
            <text:p>306,228</text:p>
          </table:table-cell>
          <table:table-cell table:style-name="ce14" office:value-type="float" office:value="3261" calcext:value-type="float">
            <text:p>3,261</text:p>
          </table:table-cell>
          <table:table-cell table:style-name="ce14" office:value-type="float" office:value="4116" calcext:value-type="float">
            <text:p>4,116</text:p>
          </table:table-cell>
          <table:table-cell table:style-name="ce14" office:value-type="float" office:value="1805018" calcext:value-type="float">
            <text:p>1,805,018</text:p>
          </table:table-cell>
          <table:table-cell table:style-name="ce14" office:value-type="float" office:value="1204032" calcext:value-type="float">
            <text:p>1,204,032</text:p>
          </table:table-cell>
          <table:table-cell table:style-name="ce14" office:value-type="float" office:value="2089049" calcext:value-type="float">
            <text:p>2,089,049</text:p>
          </table:table-cell>
          <table:table-cell table:style-name="ce14" office:value-type="float" office:value="21944" calcext:value-type="float">
            <text:p>21,944</text:p>
          </table:table-cell>
          <table:table-cell table:style-name="ce18" office:value-type="float" office:value="0.9" calcext:value-type="float">
            <text:p>0.9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69.21" calcext:value-type="float">
            <text:p>269.21</text:p>
          </table:table-cell>
          <table:table-cell table:style-name="ce14" office:value-type="float" office:value="17266" calcext:value-type="float">
            <text:p>17,266</text:p>
          </table:table-cell>
          <table:table-cell table:style-name="ce14" office:value-type="float" office:value="55815" calcext:value-type="float">
            <text:p>55,8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274857" calcext:value-type="float">
            <text:p>4,274,857</text:p>
          </table:table-cell>
          <table:table-cell table:style-name="ce14" office:value-type="float" office:value="2996530" calcext:value-type="float">
            <text:p>2,996,530</text:p>
          </table:table-cell>
          <table:table-cell table:style-name="ce14" office:value-type="float" office:value="55110" calcext:value-type="float">
            <text:p>55,110</text:p>
          </table:table-cell>
          <table:table-cell table:style-name="ce14" office:value-type="float" office:value="13767" calcext:value-type="float">
            <text:p>13,767</text:p>
          </table:table-cell>
          <table:table-cell table:style-name="ce14" office:value-type="float" office:value="10173633" calcext:value-type="float">
            <text:p>10,173,633</text:p>
          </table:table-cell>
          <table:table-cell table:style-name="ce14" office:value-type="float" office:value="17060284" calcext:value-type="float">
            <text:p>17,060,284</text:p>
          </table:table-cell>
          <table:table-cell table:style-name="ce14" office:value-type="float" office:value="19846796" calcext:value-type="float">
            <text:p>19,846,796</text:p>
          </table:table-cell>
          <table:table-cell table:style-name="ce14" office:value-type="float" office:value="228163" calcext:value-type="float">
            <text:p>228,163</text:p>
          </table:table-cell>
          <table:table-cell table:style-name="ce18" office:value-type="float" office:value="0.2" calcext:value-type="float">
            <text:p>0.20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737.79" calcext:value-type="float">
            <text:p>737.79</text:p>
          </table:table-cell>
          <table:table-cell table:style-name="ce14" office:value-type="float" office:value="27633" calcext:value-type="float">
            <text:p>27,633</text:p>
          </table:table-cell>
          <table:table-cell table:style-name="ce14" office:value-type="float" office:value="105142" calcext:value-type="float">
            <text:p>105,1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69720" calcext:value-type="float">
            <text:p>169,720</text:p>
          </table:table-cell>
          <table:table-cell table:style-name="ce14" office:value-type="float" office:value="102500" calcext:value-type="float">
            <text:p>102,500</text:p>
          </table:table-cell>
          <table:table-cell table:style-name="ce14" office:value-type="float" office:value="386" calcext:value-type="float">
            <text:p>386</text:p>
          </table:table-cell>
          <table:table-cell table:style-name="ce14" office:value-type="float" office:value="706" calcext:value-type="float">
            <text:p>706</text:p>
          </table:table-cell>
          <table:table-cell table:style-name="ce14" office:value-type="float" office:value="356602" calcext:value-type="float">
            <text:p>356,602</text:p>
          </table:table-cell>
          <table:table-cell table:style-name="ce14" office:value-type="float" office:value="227373" calcext:value-type="float">
            <text:p>227,373</text:p>
          </table:table-cell>
          <table:table-cell table:style-name="ce14" office:value-type="float" office:value="336458" calcext:value-type="float">
            <text:p>336,458</text:p>
          </table:table-cell>
          <table:table-cell table:style-name="ce14" office:value-type="float" office:value="2445" calcext:value-type="float">
            <text:p>2,445</text:p>
          </table:table-cell>
          <table:table-cell table:style-name="ce18" office:value-type="float" office:value="0.24" calcext:value-type="float">
            <text:p>0.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10.76" calcext:value-type="float">
            <text:p>910.76</text:p>
          </table:table-cell>
          <table:table-cell table:style-name="ce14" office:value-type="float" office:value="956" calcext:value-type="float">
            <text:p>956</text:p>
          </table:table-cell>
          <table:table-cell table:style-name="ce14" office:value-type="float" office:value="4781" calcext:value-type="float">
            <text:p>4,7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42220" calcext:value-type="float">
            <text:p>142,220</text:p>
          </table:table-cell>
          <table:table-cell table:style-name="ce14" office:value-type="float" office:value="64794" calcext:value-type="float">
            <text:p>64,794</text:p>
          </table:table-cell>
          <table:table-cell table:style-name="ce14" office:value-type="float" office:value="610" calcext:value-type="float">
            <text:p>610</text:p>
          </table:table-cell>
          <table:table-cell table:style-name="ce14" office:value-type="float" office:value="374" calcext:value-type="float">
            <text:p>374</text:p>
          </table:table-cell>
          <table:table-cell table:style-name="ce14" office:value-type="float" office:value="300929" calcext:value-type="float">
            <text:p>300,929</text:p>
          </table:table-cell>
          <table:table-cell table:style-name="ce14" office:value-type="float" office:value="1252854" calcext:value-type="float">
            <text:p>1,252,854</text:p>
          </table:table-cell>
          <table:table-cell table:style-name="ce14" office:value-type="float" office:value="376882" calcext:value-type="float">
            <text:p>376,882</text:p>
          </table:table-cell>
          <table:table-cell table:style-name="ce14" office:value-type="float" office:value="739" calcext:value-type="float">
            <text:p>739</text:p>
          </table:table-cell>
          <table:table-cell table:style-name="ce18" office:value-type="float" office:value="0.23" calcext:value-type="float">
            <text:p>0.23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265.57" calcext:value-type="float">
            <text:p>265.57</text:p>
          </table:table-cell>
          <table:table-cell table:number-columns-repeated="2" table:style-name="ce14" office:value-type="float" office:value="8497" calcext:value-type="float">
            <text:p>8,4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478263" calcext:value-type="float">
            <text:p>6,478,263</text:p>
          </table:table-cell>
          <table:table-cell table:style-name="ce14" office:value-type="float" office:value="4182497" calcext:value-type="float">
            <text:p>4,182,497</text:p>
          </table:table-cell>
          <table:table-cell table:style-name="ce14" office:value-type="float" office:value="59749" calcext:value-type="float">
            <text:p>59,749</text:p>
          </table:table-cell>
          <table:table-cell table:style-name="ce14" office:value-type="float" office:value="31552" calcext:value-type="float">
            <text:p>31,552</text:p>
          </table:table-cell>
          <table:table-cell table:style-name="ce14" office:value-type="float" office:value="16562995" calcext:value-type="float">
            <text:p>16,562,995</text:p>
          </table:table-cell>
          <table:table-cell table:style-name="ce14" office:value-type="float" office:value="13876311" calcext:value-type="float">
            <text:p>13,876,311</text:p>
          </table:table-cell>
          <table:table-cell table:style-name="ce14" office:value-type="float" office:value="32395620" calcext:value-type="float">
            <text:p>32,395,620</text:p>
          </table:table-cell>
          <table:table-cell table:style-name="ce14" office:value-type="float" office:value="627947" calcext:value-type="float">
            <text:p>627,947</text:p>
          </table:table-cell>
          <table:table-cell table:style-name="ce18" office:value-type="float" office:value="0.13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02.43" calcext:value-type="float">
            <text:p>602.43</text:p>
          </table:table-cell>
          <table:table-cell table:style-name="ce14" office:value-type="float" office:value="67488" calcext:value-type="float">
            <text:p>67,488</text:p>
          </table:table-cell>
          <table:table-cell table:style-name="ce14" office:value-type="float" office:value="267996" calcext:value-type="float">
            <text:p>267,9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414033" calcext:value-type="float">
            <text:p>414,033</text:p>
          </table:table-cell>
          <table:table-cell table:style-name="ce14" office:value-type="float" office:value="268943" calcext:value-type="float">
            <text:p>268,943</text:p>
          </table:table-cell>
          <table:table-cell table:style-name="ce14" office:value-type="float" office:value="9023" calcext:value-type="float">
            <text:p>9,023</text:p>
          </table:table-cell>
          <table:table-cell table:style-name="ce14" office:value-type="float" office:value="1148" calcext:value-type="float">
            <text:p>1,148</text:p>
          </table:table-cell>
          <table:table-cell table:style-name="ce14" office:value-type="float" office:value="329234" calcext:value-type="float">
            <text:p>329,234</text:p>
          </table:table-cell>
          <table:table-cell table:style-name="ce14" office:value-type="float" office:value="517738" calcext:value-type="float">
            <text:p>517,738</text:p>
          </table:table-cell>
          <table:table-cell table:style-name="ce14" office:value-type="float" office:value="1326860" calcext:value-type="float">
            <text:p>1,326,860</text:p>
          </table:table-cell>
          <table:table-cell table:style-name="ce14" office:value-type="float" office:value="2248" calcext:value-type="float">
            <text:p>2,248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.06" calcext:value-type="float">
            <text:p>0.06</text:p>
          </table:table-cell>
          <table:table-cell table:style-name="ce18" office:value-type="float" office:value="825.2" calcext:value-type="float">
            <text:p>825.20</text:p>
          </table:table-cell>
          <table:table-cell table:style-name="ce14" office:value-type="float" office:value="356" calcext:value-type="float">
            <text:p>356</text:p>
          </table:table-cell>
          <table:table-cell table:style-name="ce14" office:value-type="float" office:value="2552" calcext:value-type="float">
            <text:p>2,5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8784" calcext:value-type="float">
            <text:p>168,784</text:p>
          </table:table-cell>
          <table:table-cell table:style-name="ce14" office:value-type="float" office:value="110044" calcext:value-type="float">
            <text:p>110,044</text:p>
          </table:table-cell>
          <table:table-cell table:style-name="ce14" office:value-type="float" office:value="2897" calcext:value-type="float">
            <text:p>2,897</text:p>
          </table:table-cell>
          <table:table-cell table:style-name="ce14" office:value-type="float" office:value="2642" calcext:value-type="float">
            <text:p>2,642</text:p>
          </table:table-cell>
          <table:table-cell table:style-name="ce14" office:value-type="float" office:value="352824" calcext:value-type="float">
            <text:p>352,8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873399" calcext:value-type="float">
            <text:p>3,873,399</text:p>
          </table:table-cell>
          <table:table-cell table:style-name="ce14" office:value-type="float" office:value="1594" calcext:value-type="float">
            <text:p>1,594</text:p>
          </table:table-cell>
          <table:table-cell table:style-name="ce18" office:value-type="float" office:value="0.31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27.59" calcext:value-type="float">
            <text:p>327.59</text:p>
          </table:table-cell>
          <table:table-cell table:style-name="ce14" office:value-type="float" office:value="4132" calcext:value-type="float">
            <text:p>4,132</text:p>
          </table:table-cell>
          <table:table-cell table:style-name="ce14" office:value-type="float" office:value="17893" calcext:value-type="float">
            <text:p>17,8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69137" calcext:value-type="float">
            <text:p>69,137</text:p>
          </table:table-cell>
          <table:table-cell table:style-name="ce14" office:value-type="float" office:value="30191" calcext:value-type="float">
            <text:p>30,191</text:p>
          </table:table-cell>
          <table:table-cell table:style-name="ce14" office:value-type="float" office:value="428" calcext:value-type="float">
            <text:p>428</text:p>
          </table:table-cell>
          <table:table-cell table:style-name="ce14" office:value-type="float" office:value="1017" calcext:value-type="float">
            <text:p>1,017</text:p>
          </table:table-cell>
          <table:table-cell table:style-name="ce14" office:value-type="float" office:value="247434" calcext:value-type="float">
            <text:p>247,434</text:p>
          </table:table-cell>
          <table:table-cell table:style-name="ce14" office:value-type="float" office:value="25688" calcext:value-type="float">
            <text:p>25,688</text:p>
          </table:table-cell>
          <table:table-cell table:style-name="ce14" office:value-type="float" office:value="118222" calcext:value-type="float">
            <text:p>118,222</text:p>
          </table:table-cell>
          <table:table-cell table:style-name="ce14" office:value-type="float" office:value="2387" calcext:value-type="float">
            <text:p>2,387</text:p>
          </table:table-cell>
          <table:table-cell table:style-name="ce18" office:value-type="float" office:value="0.76" calcext:value-type="float">
            <text:p>0.76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2739.64" calcext:value-type="float">
            <text:p>2,739.64</text:p>
          </table:table-cell>
          <table:table-cell table:style-name="ce14" office:value-type="float" office:value="1690" calcext:value-type="float">
            <text:p>1,690</text:p>
          </table:table-cell>
          <table:table-cell table:style-name="ce14" office:value-type="float" office:value="4805" calcext:value-type="float">
            <text:p>4,8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2266187" calcext:value-type="float">
            <text:p>42,266,187</text:p>
          </table:table-cell>
          <table:table-cell table:style-name="ce14" table:formula="of:=SUM([.C9:.C42])" office:value-type="float" office:value="28297983" calcext:value-type="float">
            <text:p>28,297,983</text:p>
          </table:table-cell>
          <table:table-cell table:style-name="ce14" table:formula="of:=SUM([.D9:.D42])" office:value-type="float" office:value="406700" calcext:value-type="float">
            <text:p>406,700</text:p>
          </table:table-cell>
          <table:table-cell table:style-name="ce14" table:formula="of:=SUM([.E9:.E42])" office:value-type="float" office:value="263951" calcext:value-type="float">
            <text:p>263,951</text:p>
          </table:table-cell>
          <table:table-cell table:style-name="ce14" table:formula="of:=SUM([.F9:.F42])" office:value-type="float" office:value="109028507" calcext:value-type="float">
            <text:p>109,028,507</text:p>
          </table:table-cell>
          <table:table-cell table:style-name="ce14" table:formula="of:=SUM([.G9:.G42])" office:value-type="float" office:value="105850043" calcext:value-type="float">
            <text:p>105,850,043</text:p>
          </table:table-cell>
          <table:table-cell table:style-name="ce14" table:formula="of:=SUM([.H9:.H42])" office:value-type="float" office:value="205642090" calcext:value-type="float">
            <text:p>205,642,090</text:p>
          </table:table-cell>
          <table:table-cell table:style-name="ce14" table:formula="of:=SUM([.I9:.I42])" office:value-type="float" office:value="1997491" calcext:value-type="float">
            <text:p>1,997,491</text:p>
          </table:table-cell>
          <table:table-cell table:style-name="ce18" office:value-type="float" office:value="0.242206863135099" calcext:value-type="float">
            <text:p>0.24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600.69433507861" calcext:value-type="float">
            <text:p>600.69</text:p>
          </table:table-cell>
          <table:table-cell table:style-name="ce14" table:formula="of:=SUM([.M9:.M42])" office:value-type="float" office:value="412638" calcext:value-type="float">
            <text:p>412,638</text:p>
          </table:table-cell>
          <table:table-cell table:style-name="ce14" table:formula="of:=SUM([.N9:.N42])" office:value-type="float" office:value="1596692" calcext:value-type="float">
            <text:p>1,596,69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.4'.$A$1" table:cell-range-address="$'107.4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7.4" style:display-name="PageStyle_107.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print-date>2018-05-24T05:45:22</meta:print-date>
    <meta:creation-date>2018-05-23T09:07:09</meta:creation-date>
    <dc:date>2018-05-24T05:45:47</dc:date>
    <meta:generator>LibreOffice/5.0.4.2$Windows_x86 LibreOffice_project/2b9802c1994aa0b7dc6079e128979269cf95bc78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